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5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color="#ff8000" fo:font-weight="bold" style:font-weight-asian="bold" style:font-weight-complex="bold"/>
    </style:style>
    <style:style style:name="ce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Привод каретки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Шестерн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орот</text:p>
          </table:table-cell>
          <table:table-cell/>
        </table:table-row>
        <table:table-row table:style-name="ro1">
          <table:table-cell office:value-type="string" calcext:value-type="string">
            <text:p>Ход каретки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мм</text:p>
          </table:table-cell>
          <table:table-cell/>
        </table:table-row>
        <table:table-row table:style-name="ro1">
          <table:table-cell office:value-type="string" calcext:value-type="string">
            <text:p>Вал мотора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оборота</text:p>
          </table:table-cell>
          <table:table-cell/>
        </table:table-row>
        <table:table-row table:style-name="ro1">
          <table:table-cell office:value-type="string" calcext:value-type="string">
            <text:p>Коэффициент редукции</text:p>
          </table:table-cell>
          <table:table-cell table:style-name="ce3" table:formula="of:=[.B4]/[.B5]" office:value-type="float" office:value="12.0454545454545" calcext:value-type="float">
            <text:p>1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2"/>
          <table:table-cell/>
        </table:table-row>
        <table:table-row table:style-name="ro1">
          <table:table-cell office:value-type="string" calcext:value-type="string">
            <text:p>Номинальная частота двигателя, Гц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Номинальная скорость двигателя, об/мин</text:p>
          </table:table-cell>
          <table:table-cell office:value-type="float" office:value="2800" calcext:value-type="float">
            <text:p>28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Минимальная частота двигателя, Гц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Минимальная скорость двигателя, об/мин</text:p>
          </table:table-cell>
          <table:table-cell table:formula="of:=[.B11]/[.B10]*[.B12]" office:value-type="float" office:value="840" calcext:value-type="float">
            <text:p>840</text:p>
          </table:table-cell>
          <table:table-cell table:style-name="ce2" table:formula="of:=[.C11]/[.C10]*[.C12]" office:value-type="float" office:value="420" calcext:value-type="float">
            <text:p>420</text:p>
          </table:table-cell>
          <table:table-cell table:style-name="ce2" table:formula="of:=[.D11]/[.D10]*[.D12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<text:span text:style-name="T1">Минимальная с</text:span>корость каретки, м/мин</text:p>
          </table:table-cell>
          <table:table-cell table:style-name="ce4" table:formula="of:=([.B13]/[.$B$5])*[.$B$4]/1000" office:value-type="float" office:value="10.1181818181818" calcext:value-type="float">
            <text:p>10,1</text:p>
          </table:table-cell>
          <table:table-cell table:style-name="ce5" table:formula="of:=([.C13]/[.$B$5])*[.$B$4]/1000" office:value-type="float" office:value="5.05909090909091" calcext:value-type="float">
            <text:p>5,1</text:p>
          </table:table-cell>
          <table:table-cell table:style-name="ce6" table:formula="of:=([.D13]/[.$B$5])*[.$B$4]/1000" office:value-type="float" office:value="2.52954545454545" calcext:value-type="float">
            <text:p>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2:44:30.83996856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20:30.059472238</meta:creation-date>
    <dc:date>2024-09-26T12:46:19.747843857</dc:date>
    <meta:editing-duration>PT24M17S</meta:editing-duration>
    <meta:editing-cycles>20</meta:editing-cycles>
    <meta:generator>LibreOffice/24.8.1.2$Linux_X86_64 LibreOffice_project/480$Build-2</meta:generator>
    <meta:document-statistic meta:table-count="1" meta:cell-count="32" meta:object-count="0"/>
  </office:meta>
</office:document-meta>
</file>